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42cm" svg:height="2.054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42cm" svg:height="1.535cm" svg:x="18.848cm" svg:y="4.704cm">
          <text:list text:style-name="L1">
            <text:list-header>
              <text:p text:style-name="P15"><text:span text:style-name="T2">Webmail 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6.239cm" svg:x2="21.047cm" svg:y2="7.785cm" draw:start-shape="id7" draw:start-glue-point="2" draw:end-shape="id8" draw:end-glue-point="0" svg:d="M21058 6239l-11 1546" svg:viewBox="0 0 12 1547">
          <text:p/>
        </draw:connector>
        <draw:custom-shape draw:style-name="gr25" draw:text-style-name="P7" draw:layer="layout" svg:width="1.772cm" svg:height="0.642cm" svg:x="21.0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42cm" svg:height="1.321cm" svg:x="18.837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42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3.239cm" svg:x2="21.058cm" svg:y2="4.704cm" draw:start-shape="id9" draw:start-glue-point="2" draw:end-shape="id7" draw:end-glue-point="0" svg:d="M21058 3239v1465" svg:viewBox="0 0 1 1466">
          <text:p/>
        </draw:connector>
        <draw:custom-shape draw:style-name="gr30" draw:text-style-name="P7" draw:layer="layout" svg:width="2.424cm" svg:height="0.642cm" svg:x="21.0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42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42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4.004cm" svg:x2="21.047cm" svg:y2="12.481cm" draw:start-shape="id13" draw:start-glue-point="0" draw:end-shape="id15" draw:end-glue-point="2" svg:d="M21058 14004l-11-1523" svg:viewBox="0 0 12 1524">
          <text:p/>
        </draw:connector>
        <draw:custom-shape draw:style-name="gr40" draw:text-style-name="P7" draw:layer="layout" svg:width="3.749cm" svg:height="0.642cm" svg:x="21.0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7.004cm" svg:x2="21.058cm" svg:y2="15.539cm" draw:start-shape="id16" draw:start-glue-point="0" draw:end-shape="id13" draw:end-glue-point="2" svg:d="M21058 17004v-1465" svg:viewBox="0 0 1 1466">
          <text:p/>
        </draw:connector>
        <draw:custom-shape draw:style-name="gr41" draw:text-style-name="P7" draw:layer="layout" svg:width="2.424cm" svg:height="0.642cm" svg:x="21.0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66cm" svg:y1="6.35cm" svg:x2="20.399cm" svg:y2="6.35cm" svg:d="M25266 6350h-4867" svg:viewBox="0 0 4868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2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4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3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5" xml:id="id55" draw:id="id55" draw:layer="layout" svg:width="1.932cm" svg:height="1.889cm" svg:x="25.775cm" svg:y="11.03cm">
          <text:list text:style-name="L1">
            <text:list-header>
              <text:p text:style-name="P28"><text:span text:style-name="T13">Data</text:span></text:p>
              <text:p text:style-name="P28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8" xml:id="id71" draw:id="id71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9" xml:id="id73" draw:id="id73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3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2"><text:span text:style-name="T1">MAA</text:span></text:p>
            </text:list-header>
            <text:list-item>
              <text:p text:style-name="P52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8" xml:id="id69" draw:id="id69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6">UMA</text:span></text:p>
            </text:list-header>
            <text:list-item>
              <text:p text:style-name="P46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xml:id="id70" draw:id="id70" draw:layer="layout" svg:width="3.048cm" svg:height="1.535cm" svg:x="21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7"><text:span text:style-name="T13">Data</text:span></text:p>
              <text:p text:style-name="P4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1" draw:layer="layout" svg:width="2.195cm" svg:height="0.642cm" svg:x="14.958cm" svg:y="12.478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1" draw:layer="layout" svg:width="1.408cm" svg:height="0.642cm" svg:x="20.279cm" svg:y="11.3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1" draw:layer="layout" svg:width="1.408cm" svg:height="0.642cm" svg:x="23.393cm" svg:y="13.614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2.907cm" svg:height="0.642cm" svg:x="22.028cm" svg:y="16.944cm">
          <text:list text:style-name="L1">
            <text:list-header>
              <text:p text:style-name="P50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8" xml:id="id83" draw:id="id83" draw:layer="layout" svg:width="3.048cm" svg:height="1.473cm" svg:x="4.877cm" svg:y="6.669cm">
          <text:list text:style-name="L1">
            <text:list-header>
              <text:p text:style-name="P46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8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9" xml:id="id85" draw:id="id85" draw:layer="layout" svg:width="3.048cm" svg:height="1.473cm" svg:x="21.832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7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9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7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8" xml:id="id81" draw:id="id81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8">UMA/MFA</text:span></text:p>
            </text:list-header>
            <text:list-item>
              <text:p text:style-name="P47"><text:span text:style-name="T7">Requesting Party Client</text:span></text:p>
            </text:list-item>
            <text:list-item>
              <text:p text:style-name="P47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1" draw:layer="layout" svg:width="2.487cm" svg:height="0.642cm" svg:x="18.694cm" svg:y="10.208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4" draw:layer="layout" svg:width="5.612cm" svg:height="0.642cm" svg:x="14.95cm" svg:y="10.719cm">
          <text:list text:style-name="L1">
            <text:list-header>
              <text:p text:style-name="P63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08T12:26:15.556915224</dc:date>
    <dc:creator>Igor Zboran</dc:creator>
    <meta:editing-duration>P2DT19H50M28S</meta:editing-duration>
    <meta:editing-cycles>224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Enhanced Email System</dc:title>
    <meta:keyword>mail email webmail uma authorization ees</meta:keyword>
    <meta:document-statistic meta:object-count="392"/>
  </office:meta>
</office:document-meta>
</file>